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FA95F4F3.png" manifest:media-type="image/png"/>
  <manifest:file-entry manifest:full-path="Pictures/10000001000002C2000000A3D741DA24.png" manifest:media-type="image/png"/>
  <manifest:file-entry manifest:full-path="Pictures/10000001000005A000000384F2BEA95E.png" manifest:media-type="image/png"/>
  <manifest:file-entry manifest:full-path="Pictures/10000001000002C2000000A3B37631AC.png" manifest:media-type="image/png"/>
  <manifest:file-entry manifest:full-path="Pictures/10000001000005A0000003841B1A8530.png" manifest:media-type="image/png"/>
  <manifest:file-entry manifest:full-path="Pictures/10000001000003100000007C2C5A64FB.png" manifest:media-type="image/png"/>
  <manifest:file-entry manifest:full-path="Pictures/10000001000005A000000384CC107F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3ddc" officeooo:paragraph-rsid="001a3ddc" style:font-weight-asian="bold" style:font-weight-complex="bold"/>
    </style:style>
    <style:style style:name="P2" style:family="paragraph" style:parent-style-name="Standard">
      <style:text-properties fo:font-size="16pt" fo:font-weight="bold" officeooo:rsid="001a3ddc" officeooo:paragraph-rsid="001a3dd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ee017" officeooo:paragraph-rsid="001ee017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ee017" officeooo:paragraph-rsid="001ee017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ee017" officeooo:paragraph-rsid="001ee01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ee017" officeooo:paragraph-rsid="001fcfbe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fcfbe" officeooo:paragraph-rsid="001fcfbe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1pt" fo:font-weight="bold" officeooo:rsid="001ee017" officeooo:paragraph-rsid="001a3ddc" style:font-size-asian="9.60000038146973pt" style:font-weight-asian="bold" style:font-size-complex="11pt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2</text:p>
      <text:p text:style-name="P8"><draw:frame draw:style-name="fr4" draw:name="Imagen1" text:anchor-type="char" svg:x="0.111cm" svg:y="0cm" svg:width="16.198cm" svg:height="10.123cm" draw:z-index="0"><draw:image xlink:href="Pictures/10000001000005A000000384CC107FA6.png" xlink:type="simple" xlink:show="embed" xlink:actuate="onLoad" draw:mime-type="image/png"/></draw:frame><draw:frame draw:style-name="fr4" draw:name="Imagen2" text:anchor-type="char" svg:x="0.083cm" svg:y="10.476cm" svg:width="16.224cm" svg:height="2.566cm" draw:z-index="1"><draw:image xlink:href="Pictures/10000001000003100000007C2C5A64FB.png" xlink:type="simple" xlink:show="embed" xlink:actuate="onLoad" draw:mime-type="image/png"/></draw:frame><text:span text:style-name="T1"/></text:p>
      <text:p text:style-name="P4"><text:span text:style-name="T1">ACTIVIDAD 3</text:span></text:p>
      <text:p text:style-name="P4"><draw:frame draw:style-name="fr3" draw:name="Imagen3" text:anchor-type="char" svg:width="16.281cm" svg:height="10.174cm" draw:z-index="2"><draw:image xlink:href="Pictures/10000001000005A0000003841B1A8530.png" xlink:type="simple" xlink:show="embed" xlink:actuate="onLoad" draw:mime-type="image/png"/></draw:frame><text:span text:style-name="T1"/></text:p>
      <text:p text:style-name="P5"><text:soft-page-break/>ACTIVIDAD 4</text:p>
      <text:p text:style-name="P3"/>
      <text:p text:style-name="P5"><draw:frame draw:style-name="fr2" draw:name="Imagen6" text:anchor-type="char" svg:width="17cm" svg:height="10.624cm" draw:z-index="5"><draw:image xlink:href="Pictures/10000001000005A000000384F2BEA95E.png" xlink:type="simple" xlink:show="embed" xlink:actuate="onLoad" draw:mime-type="image/png"/></draw:frame></text:p>
      <text:p text:style-name="P6"><draw:frame draw:style-name="fr2" draw:name="Imagen5" text:anchor-type="char" svg:width="17cm" svg:height="3.925cm" draw:z-index="4"><draw:image xlink:href="Pictures/10000001000002C2000000A3B37631AC.png" xlink:type="simple" xlink:show="embed" xlink:actuate="onLoad" draw:mime-type="image/png"/></draw:frame></text:p>
      <text:p text:style-name="P5"><draw:frame draw:style-name="fr2" draw:name="Imagen4" text:anchor-type="char" svg:width="17cm" svg:height="3.925cm" draw:z-index="3"><draw:image xlink:href="Pictures/10000001000002C2000000A3D741DA2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CTIVIDAD 5</text:p>
      <text:p text:style-name="P7"/>
      <text:p text:style-name="P7"><draw:frame draw:style-name="fr1" draw:name="Imagen7" text:anchor-type="char" svg:width="17cm" svg:height="10.624cm" draw:z-index="6"><draw:image xlink:href="Pictures/10000001000005A000000384FA95F4F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9:51:12.708565745</meta:creation-date>
    <dc:date>2024-09-30T14:19:07.678928190</dc:date>
    <meta:editing-duration>PT18M15S</meta:editing-duration>
    <meta:editing-cycles>3</meta:editing-cycles>
    <meta:generator>LibreOffice/24.2.6.2$Linux_X86_64 LibreOffice_project/8e9a753d9daaea75c34b417ba1bdf556bf2fc5b3</meta:generator>
    <meta:document-statistic meta:table-count="0" meta:image-count="7" meta:object-count="0" meta:page-count="3" meta:paragraph-count="4" meta:word-count="8" meta:character-count="44" meta:non-whitespace-character-count="40"/>
  </office:meta>
</office:document-meta>
</file>